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3.59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AG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Passeng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5:04:43.37778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9T15:16:23.040250663</dc:date>
    <meta:editing-duration>PT32M19S</meta:editing-duration>
    <meta:editing-cycles>3</meta:editing-cycles>
    <meta:generator>LibreOffice/6.4.7.2$Linux_X86_64 LibreOffice_project/40$Build-2</meta:generator>
    <meta:document-statistic meta:table-count="1" meta:cell-count="3391" meta:object-count="0"/>
  </office:meta>
</office:document-meta>
</file>